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7e4" officeooo:paragraph-rsid="001957e4"/>
    </style:style>
    <style:style style:name="T1" style:family="text">
      <style:text-properties officeooo:rsid="0017e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price, discount percentage, images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0:01:38.181781545</meta:creation-date>
    <meta:editing-duration>PT9M57S</meta:editing-duration>
    <meta:editing-cycles>2</meta:editing-cycles>
    <meta:generator>LibreOffice/7.3.7.2$Linux_X86_64 LibreOffice_project/30$Build-2</meta:generator>
    <dc:date>2024-08-13T00:11:33.593190682</dc:date>
    <meta:document-statistic meta:table-count="0" meta:image-count="0" meta:object-count="0" meta:page-count="1" meta:paragraph-count="1" meta:word-count="5" meta:character-count="43" meta:non-whitespace-character-count="38"/>
  </office:meta>
</office:document-meta>
</file>